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50ea8" officeooo:paragraph-rsid="001c6cc9"/>
    </style:style>
    <style:style style:name="P2" style:family="paragraph" style:parent-style-name="Text_20_body">
      <style:text-properties officeooo:rsid="001f10d7" officeooo:paragraph-rsid="001f10d7"/>
    </style:style>
    <style:style style:name="P3" style:family="paragraph" style:parent-style-name="Heading">
      <style:text-properties officeooo:paragraph-rsid="001c6cc9"/>
    </style:style>
    <style:style style:name="P4" style:family="paragraph" style:parent-style-name="Heading">
      <style:text-properties officeooo:rsid="001f10d7" officeooo:paragraph-rsid="001f10d7"/>
    </style:style>
    <style:style style:name="T1" style:family="text">
      <style:text-properties officeooo:rsid="003020fd"/>
    </style:style>
    <style:style style:name="T2" style:family="text">
      <style:text-properties officeooo:rsid="0031f6ea"/>
    </style:style>
    <style:style style:name="T3" style:family="text">
      <style:text-properties officeooo:rsid="001def49"/>
    </style:style>
    <style:style style:name="T4" style:family="text">
      <style:text-properties officeooo:rsid="002071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text:span>mportance of life</text:p>
      <text:p text:style-name="Text_20_body"><text:span text:style-name="T1">T</text:span>he game focuses on the undisputed importance of life. <text:span text:style-name="T2">This theme takes shape in the character of Albus Dumbledore, that tries very hard to teach this concept to his students, while presenting them with the dark spells that they could stumble upon during their lives. The player is often presented with choices when deciding whether to spare or not the lives of his/her enemies.</text:span></text:p>
      <text:p text:style-name="P3">Will vs Fa<text:span text:style-name="T3">te</text:span></text:p>
      <text:p text:style-name="P1">The player is presented with choices during the game, that will lead him/her to two slightly different sequence of events. Those choices eventually end up to the same epilogue. This poses the question about free will opposed to fa<text:span text:style-name="T4">te</text:span>.</text:p>
      <text:p text:style-name="P3">Racism</text:p>
      <text:p text:style-name="P1">While not being of primary importance, racism finds its way into the world the games takes place in. Minerva, as well as a lot of other wizards, is half-blooded and this is a real stigma to some pure-blooded wizards. Particularly, the player has the chance to encounter Magnus Black, a pure-blooded student that will incarnate this concept through the game.</text:p>
      <text:p text:style-name="P4">Friendship</text:p>
      <text:p text:style-name="P2">Friendship, it’s value and the things people is willing to do for it has always been a very important theme in the world of Harry Potter. Minerva’s and young Helena’s actions are pulled by their deep friendship with Robert Rowan. They’re willing to do anything to save his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20:26:26.862755742</meta:creation-date>
    <dc:date>2020-12-02T10:56:27.501704120</dc:date>
    <meta:editing-duration>PT5M14S</meta:editing-duration>
    <meta:editing-cycles>5</meta:editing-cycles>
    <meta:generator>LibreOffice/5.1.6.2$Linux_X86_64 LibreOffice_project/10m0$Build-2</meta:generator>
    <meta:document-statistic meta:table-count="0" meta:image-count="0" meta:object-count="0" meta:page-count="1" meta:paragraph-count="8" meta:word-count="220" meta:character-count="1292" meta:non-whitespace-character-count="1080"/>
  </office:meta>
</office:document-meta>
</file>